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7cm" svg:height="2.9cm" svg:x="2.2cm" svg:y="1.4cm">
          <text:p text:style-name="P1"><text:span text:style-name="T1">[user]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7cm" svg:height="2.9cm" svg:x="6.7cm" svg:y="1.4cm">
          <text:p text:style-name="P1"><text:span text:style-name="T1">[group]</text:span></text:p>
          <text:p text:style-name="P1"><text:span text:style-name="T2">Id</text:span><text:span text:style-name="T2"><text:line-break/></text:span><text:span text:style-name="T3">name</text:span></text:p>
          <text:p text:style-name="P1"><text:span text:style-name="T3">description</text:span></text:p>
          <text:p text:style-name="P1"><text:span text:style-name="T3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7cm" svg:height="2.9cm" svg:x="15.6cm" svg:y="1.3cm">
          <text:p text:style-name="P1"><text:span text:style-name="T1">[resource]</text:span></text:p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cm" svg:height="2.9cm" svg:x="4.5cm" svg:y="5.4cm">
          <text:p text:style-name="P1"><text:span text:style-name="T1">[user_group]</text:span></text:p>
          <text:p text:style-name="P1"><text:span text:style-name="T2">Id</text:span></text:p>
          <text:p text:style-name="P1"><text:span text:style-name="T3">user_id</text:span></text:p>
          <text:p text:style-name="P1"><text:span text:style-name="T3">group_i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6.95cm" svg:y1="4.2cm" svg:x2="16.95cm" svg:y2="5.3cm" draw:start-shape="id1" draw:end-shape="id2" draw:end-glue-point="0" svg:d="M16950 4200v1100" svg:viewBox="0 0 1 1101">
          <text:p/>
        </draw:connector>
        <draw:custom-shape draw:style-name="gr1" draw:text-style-name="P2" xml:id="id6" draw:id="id6" draw:layer="layout" svg:width="2.7cm" svg:height="2.9cm" svg:x="10.7cm" svg:y="8.4cm">
          <text:p text:style-name="P1"><text:span text:style-name="T1">[access_group]</text:span></text:p>
          <text:p text:style-name="P1"><text:span text:style-name="T2">Id</text:span></text:p>
          <text:p text:style-name="P1"><text:span text:style-name="T3">group_id</text:span><text:span text:style-name="T3"><text:line-break/></text:span><text:span text:style-name="T3">access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43cm" svg:height="1.047cm" svg:x="2.24cm" svg:y="9.351cm">
          <draw:text-box>
            <text:p><text:span text:style-name="T1">user to group: 1 </text:span><text:span text:style-name="T4">→</text:span><text:span text:style-name="T1"> *</text:span></text:p>
            <text:p><text:span text:style-name="T1">* updated by cron</text:span></text:p>
          </draw:text-box>
        </draw:frame>
        <draw:custom-shape draw:style-name="gr1" draw:text-style-name="P2" xml:id="id2" draw:id="id2" draw:layer="layout" svg:width="2.7cm" svg:height="2.9cm" svg:x="15.6cm" svg:y="5.3cm">
          <text:p text:style-name="P1"><text:span text:style-name="T1">[access]</text:span></text:p>
          <text:p text:style-name="P1"><text:span text:style-name="T2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.5cm" svg:y1="6.85cm" svg:x2="3.55cm" svg:y2="4.3cm" draw:start-shape="id3" draw:start-glue-point="3" draw:end-shape="id4" draw:end-glue-point="2" svg:d="M4500 6850c-634 0-950-850-950-2550" svg:viewBox="0 0 951 2551">
          <text:p/>
        </draw:connector>
        <draw:connector draw:style-name="gr2" draw:text-style-name="P1" draw:layer="layout" draw:type="curve" svg:x1="7.2cm" svg:y1="6.85cm" svg:x2="8.05cm" svg:y2="4.3cm" draw:start-shape="id3" draw:start-glue-point="1" draw:end-shape="id5" draw:end-glue-point="2" svg:d="M7200 6850c567 0 850-850 850-2550" svg:viewBox="0 0 851 2551">
          <text:p/>
        </draw:connector>
        <draw:connector draw:style-name="gr2" draw:text-style-name="P1" draw:layer="layout" draw:type="curve" svg:x1="10.7cm" svg:y1="9.85cm" svg:x2="8.05cm" svg:y2="4.3cm" draw:start-shape="id6" draw:start-glue-point="3" draw:end-shape="id5" draw:end-glue-point="2" svg:d="M10700 9850c-1767 0-2650-1850-2650-5550" svg:viewBox="0 0 2651 5551">
          <text:p/>
        </draw:connector>
        <draw:connector draw:style-name="gr2" draw:text-style-name="P1" draw:layer="layout" draw:type="curve" svg:x1="16.95cm" svg:y1="8.2cm" svg:x2="13.4cm" svg:y2="9.85cm" draw:start-shape="id2" draw:start-glue-point="2" draw:end-shape="id6" draw:end-glue-point="1" svg:d="M16950 8200c0 1100-1183 1650-3550 1650" svg:viewBox="0 0 3551 1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3:17:57.026308357</meta:creation-date>
    <dc:date>2015-04-11T18:52:00.632113236</dc:date>
    <meta:editing-duration>PT15H5M41S</meta:editing-duration>
    <meta:editing-cycles>31</meta:editing-cycles>
    <meta:generator>LibreOffice/4.3.3.2$Linux_X86_64 LibreOffice_project/430m0$Build-2</meta:generator>
    <meta:document-statistic meta:object-count="12"/>
  </office:meta>
</office:document-meta>
</file>